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0.9138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1.6138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0.8752in"/>
    </style:style>
    <style:style style:name="ro7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957in" fo:break-before="auto" style:use-optimal-row-height="true"/>
    </style:style>
    <style:style style:name="ro3" style:family="table-row">
      <style:table-row-properties style:row-height="0.2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31pt solid #3c3c3c" fo:padding="0.028in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49" table:default-cell-style-name="ce3"/>
        <table:table-column table:style-name="co10" table:number-columns-repeated="767" table:default-cell-style-name="Default"/>
        <table:table-row table:style-name="ro2">
          <table:table-cell table:style-name="ce1" office:value-type="string" table:number-columns-spanned="8" table:number-rows-spanned="1">
            <text:p>BẢNG KÊ DOANH THU THEO MẶT HÀNG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Từ ngày: <text:a xlink:href="python://get_date_from()" xlink:type="simple">tu_ngay</text:a> <text:s text:c="2"/>Đến ngày: <text:a xlink:href="python://get_date_to()" xlink:type="simple">den_ngay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3">
          <table:table-cell table:number-columns-repeated="7"/>
          <table:table-cell office:value-type="string">
            <text:p>Loại tiền: VND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Mã hàng</text:p>
          </table:table-cell>
          <table:table-cell table:style-name="ce4" office:value-type="string">
            <text:p>Tên hàng</text:p>
          </table:table-cell>
          <table:table-cell table:style-name="ce4" office:value-type="string">
            <text:p>Đơn vị tính</text:p>
          </table:table-cell>
          <table:table-cell table:style-name="ce4" office:value-type="string">
            <text:p>Số lượng</text:p>
          </table:table-cell>
          <table:table-cell table:style-name="ce4" office:value-type="string">
            <text:p>Doanh thu</text:p>
          </table:table-cell>
          <table:table-cell table:style-name="ce4" office:value-type="string">
            <text:p>Thuế</text:p>
          </table:table-cell>
          <table:table-cell table:style-name="ce4" office:value-type="string">
            <text:p>Giá vốn</text:p>
          </table:table-cell>
          <table:table-cell table:style-name="ce4" office:value-type="string">
            <text:p>Lãi</text:p>
          </table:table-cell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for%20each='product%20in%20get_line_product()%20'" xlink:type="simple">for</text:a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for%20each='line%20in%20get_line(product['product_id'])%20'" xlink:type="simple">for</text:a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office:value-type="string">
            <text:p><text:a xlink:href="python://get_detail_product(product['product_id'])['default_code']" xlink:type="simple">default_code</text:a></text:p>
          </table:table-cell>
          <table:table-cell office:value-type="string">
            <text:p><text:a xlink:href="python://get_detail_product(product['product_id'])['name']" xlink:type="simple">name</text:a></text:p>
          </table:table-cell>
          <table:table-cell office:value-type="string">
            <text:p><text:a xlink:href="python://get_detail_product(product['product_id'])['dvt']" xlink:type="simple">dvt</text:a></text:p>
          </table:table-cell>
          <table:table-cell office:value-type="string">
            <text:p><text:a xlink:href="python://line['sl_out']" xlink:type="simple">sl_out</text:a></text:p>
          </table:table-cell>
          <table:table-cell office:value-type="string">
            <text:p><text:a xlink:href="python://line['doanh_thu_out']" xlink:type="simple">doanh_thu_out</text:a></text:p>
          </table:table-cell>
          <table:table-cell office:value-type="string">
            <text:p><text:a xlink:href="python://line['thue_out']" xlink:type="simple">thue_out</text:a></text:p>
          </table:table-cell>
          <table:table-cell office:value-type="string">
            <text:p><text:a xlink:href="python://line['gia_von']" xlink:type="simple">gia_von</text:a></text:p>
          </table:table-cell>
          <table:table-cell office:value-type="string">
            <text:p><text:a xlink:href="python://line['lai']" xlink:type="simple">lai</text:a></text:p>
          </table:table-cell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7"/>
          <table:table-cell table:number-columns-repeated="1016"/>
        </table:table-row>
        <table:table-row table:style-name="ro3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textual="true"/>
      <number:text>-</number:text>
      <number:year/>
    </number:date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day number:style="long"/>
      <number:text>-</number:text>
      <number:month number:style="long"/>
      <number:text>-</number:text>
      <number:year number:style="long"/>
    </number:date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4P0" style:volatile="true">
      <number:number number:decimal-places="0" number:min-integer-digits="1" number:grouping="true"/>
    </number:number-style>
    <number:number-style style:name="N154">
      <number:text>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</number:number-style>
    <number:number-style style:name="N155">
      <number:text>(</number:text>
      <number:number number: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number number:decimal-places="2" number:min-integer-digits="1" number:grouping="true"/>
    </number:number-style>
    <number:number-style style:name="N156">
      <number:text>-</number:text>
      <number:number number:decimal-places="2" number:min-integer-digits="1" number:grouping="true"/>
      <style:map style:condition="value()&gt;=0" style:apply-style-name="N15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4:49:49</meta:creation-date>
    <dc:date>2015-10-20T09:18:37</dc:date>
    <dc:creator>phuoc </dc:creator>
    <meta:editing-duration>PT6H43M34S</meta:editing-duration>
    <meta:editing-cycles>58</meta:editing-cycles>
    <meta:generator>LibreOffice/3.5$Linux_x86 LibreOffice_project/350m1$Build-2</meta:generator>
    <meta:document-statistic meta:table-count="3" meta:cell-count="23" meta:object-count="0"/>
  </office:meta>
</office:document-meta>
</file>